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Courier New" fo:font-size="14pt" fo:font-weight="normal" officeooo:rsid="0013c91f" officeooo:paragraph-rsid="0012ac2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color="#000000" style:font-name="Courier New" fo:font-size="14pt" fo:font-weight="normal" officeooo:rsid="00188ccf" officeooo:paragraph-rsid="00178ef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2966ff" officeooo:paragraph-rsid="0027a29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24ef1d" officeooo:paragraph-rsid="0024ef1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1ec9a8" officeooo:paragraph-rsid="001ec9a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3696be" officeooo:paragraph-rsid="0038b93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301b8b" officeooo:paragraph-rsid="0032c48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32c486" officeooo:paragraph-rsid="0032c48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2e0e40" officeooo:paragraph-rsid="002ef35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color="#000000" style:font-name="Courier New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50%"/>
      <style:text-properties officeooo:paragraph-rsid="0024ef1d"/>
    </style:style>
    <style:style style:name="P12" style:family="paragraph" style:parent-style-name="Standard">
      <style:paragraph-properties fo:line-height="150%"/>
      <style:text-properties officeooo:paragraph-rsid="0040cec7"/>
    </style:style>
    <style:style style:name="P13" style:family="paragraph" style:parent-style-name="Standard">
      <style:paragraph-properties fo:line-height="150%"/>
      <style:text-properties officeooo:paragraph-rsid="0041ee98"/>
    </style:style>
    <style:style style:name="P14" style:family="paragraph" style:parent-style-name="Standard">
      <style:paragraph-properties fo:line-height="150%"/>
      <style:text-properties officeooo:paragraph-rsid="0043d777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fo:font-weight="normal" officeooo:rsid="003e7b5e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fo:font-weight="normal" officeooo:rsid="003f7b9c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fo:font-weight="normal" officeooo:rsid="0040cec7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fo:font-weight="normal" officeooo:rsid="0041ee98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fo:font-weight="normal" officeooo:rsid="004374f7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fo:font-weight="normal" officeooo:rsid="0043b55d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fo:font-weight="normal" officeooo:rsid="0043d777" style:font-size-asian="14pt" style:font-weight-asian="normal" style:font-size-complex="14pt" style:font-weight-complex="normal"/>
    </style:style>
    <style:style style:name="T9" style:family="text">
      <style:text-properties style:rfc-language-tag="mn-Cyrl-MN" fo:language="mn" fo:script="Cyrl" fo:country="MN"/>
    </style:style>
    <style:style style:name="T10" style:family="text">
      <style:text-properties style:rfc-language-tag="mn-Cyrl-MN" fo:language="mn" fo:script="Cyrl" fo:country="MN" officeooo:rsid="0023b8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<text:tab/>Үнсгэлжин</text:span><text:span text:style-name="T9">.</text:span></text:p>
      <text:p text:style-name="P10"><text:span text:style-name="T9"/></text:p>
      <text:p text:style-name="P11"><text:span text:style-name="T1"><text:tab/>Хуримын дараа Үнсгэлжин хатан хаан </text:span><text:span text:style-name="T2">байх хүсэхгүй. </text:span><text:span text:style-name="T4">Тэр</text:span><text:span text:style-name="T2"> өөрөө удирдах хүсмээр. </text:span><text:span text:style-name="T3">Тийм учраас </text:span><text:span text:style-name="T4">тэр</text:span><text:span text:style-name="T3"> Монгол улс ерөнхийлөгч байхээр явсан.</text:span></text:p>
      <text:p text:style-name="P12"><text:span text:style-name="T3"><text:tab/></text:span><text:span text:style-name="T1">Үнсгэлжин </text:span><text:span text:style-name="T4">х</text:span><text:span text:style-name="T3">анхүү</text:span><text:span text:style-name="T4">ны эхнэр байх</text:span><text:span text:style-name="T1"> </text:span><text:span text:style-name="T4">олон мөнгөтэй байсан. Тэр олон хахууль өгсөн ерөнхийлөгч болсон.</text:span></text:p>
      <text:p text:style-name="P13"><text:span text:style-name="T4"><text:tab/></text:span><text:span text:style-name="T1">Үнсгэлжин </text:span><text:span text:style-name="T5">сайн </text:span><text:span text:style-name="T3">ерөнхийлөгч </text:span><text:span text:style-name="T5">байсан. </text:span><text:span text:style-name="T6">Тэр документацгүй тоо баримт хориглоcон, хар тамхи хууль ёсны болгосон, R-програмчлалын хэл хориглоcон.</text:span></text:p>
      <text:p text:style-name="P14"><text:span text:style-name="T6"><text:tab/></text:span><text:span text:style-name="T7">Тэр т</text:span><text:span text:style-name="T2">үү</text:span><text:span text:style-name="T7">ний </text:span><text:span text:style-name="T3">ерөнхийлөгч </text:span><text:span text:style-name="T7">байсан дараа </text:span><text:span text:style-name="T4">хахууль </text:span><text:span text:style-name="T7">учраас шоронд хоригдож байсан. </text:span><text:span text:style-name="T8">Харин </text:span><text:span text:style-name="T7">т</text:span><text:span text:style-name="T2">үү</text:span><text:span text:style-name="T7">ний нөхөр </text:span><text:span text:style-name="T8">их хахууль өгсөн ба Үнсгэлжин гэрт хариулсан.</text:span></text:p>
      <text:p text:style-name="P6"><text:tab/></text:p>
      <text:p text:style-name="P7"><text:tab/></text:p>
      <text:p text:style-name="P8"/>
      <text:p text:style-name="P9"><text:tab/></text:p>
      <text:p text:style-name="P3"><text:tab/></text:p>
      <text:p text:style-name="P3"><text:tab/></text:p>
      <text:p text:style-name="P4"><text:tab/></text:p>
      <text:p text:style-name="P5"><text:tab/></text:p>
      <text:p text:style-name="P2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07:04.169112426</meta:creation-date>
    <dc:date>2019-03-27T17:25:15.689689737</dc:date>
    <meta:editing-duration>PT10H16M33S</meta:editing-duration>
    <meta:editing-cycles>38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70" meta:character-count="525" meta:non-whitespace-character-count="446"/>
  </office:meta>
</office:document-meta>
</file>